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100000201D9A7C6DA8BD98CAF.png" manifest:media-type="image/png"/>
  <manifest:file-entry manifest:full-path="Pictures/10000E370000350500003505C7B510B0025EA8C5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VL Pゴシック" svg:font-family="'VL Pゴシック'" style:font-adornments="標準" style:font-pitch="variable"/>
    <style:font-face style:name="VL Pゴシック1" svg:font-family="'VL Pゴシック'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0.0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4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2.101cm"/>
    </style:style>
    <style:style style:name="co11" style:family="table-column">
      <style:table-column-properties fo:break-before="auto" style:column-width="4.039cm"/>
    </style:style>
    <style:style style:name="co12" style:family="table-column">
      <style:table-column-properties fo:break-before="auto" style:column-width="4.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5983b0" style:vertical-align="middle"/>
      <style:paragraph-properties fo:text-align="start" fo:margin-left="1.94c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2a6099" style:text-align-source="value-type" style:repeat-content="false" fo:border="none" style:vertical-align="middle"/>
      <style:paragraph-properties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order-bottom="0.74pt solid #5983b0" fo:background-color="#2a6099" style:text-align-source="value-type" style:repeat-content="false" fo:border-left="none" fo:border-right="none" fo:border-top="none" style:vertical-align="middle"/>
      <style:paragraph-properties fo:margin-left="0cm"/>
      <style:text-properties fo:color="#2a6099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74pt solid #5983b0" fo:background-color="#2a6099" style:text-align-source="value-type" style:repeat-content="false" fo:border-left="none" fo:border-right="none" fo:border-top="none" style:vertical-align="middle"/>
      <style:paragraph-properties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74pt solid #5983b0" fo:background-color="#2a6099" fo:border-left="none" fo:border-right="none" fo:border-top="none" style:vertical-align="middle"/>
      <style:text-properties fo:color="#ffffff"/>
    </style:style>
    <style:style style:name="ce20" style:family="table-cell" style:parent-style-name="Default">
      <style:table-cell-properties fo:border-bottom="none" fo:background-color="#2a6099" fo:border-left="none" fo:border-right="none" fo:border-top="0.74pt solid #5983b0" style:vertical-align="middle"/>
      <style:text-properties fo:color="#ffffff"/>
    </style:style>
    <style:style style:name="ce10" style:family="table-cell" style:parent-style-name="Default">
      <style:table-cell-properties fo:background-color="#2a6099" fo:border="none" style:vertical-align="middle"/>
      <style:text-properties fo:color="#ffffff"/>
    </style:style>
    <style:style style:name="ce22" style:family="table-cell" style:parent-style-name="Default">
      <style:table-cell-properties fo:border-bottom="0.74pt solid #5983b0" fo:background-color="#2a6099" fo:border-left="none" fo:border-right="none" fo:border-top="none" style:vertical-align="middle"/>
      <style:text-properties fo:color="#2a6099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58">
      <style:table-cell-properties fo:border-bottom="none" fo:background-color="#2a6099" style:cell-protect="none" style:print-content="true" fo:border-left="none" fo:border-right="none" fo:border-top="0.74pt solid #5983b0" style:vertical-align="middle"/>
      <style:text-properties fo:color="#ffffff"/>
    </style:style>
    <style:style style:name="ce24" style:family="table-cell" style:parent-style-name="Default">
      <style:table-cell-properties fo:background-color="#2a6099" fo:wrap-option="wrap" fo:border="none" style:vertical-align="top"/>
      <style:text-properties fo:color="#ffffff" fo:font-size="8pt" style:font-size-asian="8pt" style:font-size-complex="8pt"/>
    </style:style>
    <style:style style:name="ce28" style:family="table-cell" style:parent-style-name="Default" style:data-style-name="N157">
      <style:table-cell-properties fo:border-bottom="none" fo:background-color="#2a6099" style:cell-protect="none" style:print-content="true" fo:wrap-option="wrap" fo:border-left="none" fo:border-right="none" fo:border-top="0.74pt solid #5983b0" style:vertical-align="middle"/>
      <style:text-properties fo:color="#ffffff"/>
    </style:style>
    <style:style style:name="ce26" style:family="table-cell" style:parent-style-name="Default">
      <style:table-cell-properties fo:border-bottom="0.74pt solid #5983b0" fo:background-color="#2a6099" fo:border-left="none" fo:border-right="none" fo:border-top="none" style:vertical-align="middle"/>
      <style:text-properties fo:color="#2a6099"/>
    </style:style>
    <style:style style:name="ce27" style:family="table-cell" style:parent-style-name="Default">
      <style:text-properties fo:color="#b2b2b2"/>
    </style:style>
    <style:style style:name="ce8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order="0.74pt solid #000000" style:shrink-to-fit="true" style:vertical-align="middle"/>
    </style:style>
    <style:style style:name="ce31" style:family="table-cell" style:parent-style-name="Default">
      <style:table-cell-properties style:text-align-source="value-type" style:repeat-content="false" fo:border="0.74pt solid #000000" style:shrink-to-fit="true" style:vertical-align="middle"/>
      <style:paragraph-properties fo:margin-left="0cm"/>
    </style:style>
    <style:style style:name="ce11" style:family="table-cell" style:parent-style-name="Default">
      <style:table-cell-properties fo:wrap-option="no-wrap" fo:border="0.74pt solid #000000" style:shrink-to-fit="true" style:vertical-align="middle"/>
    </style:style>
    <style:style style:name="ce12" style:family="table-cell" style:parent-style-name="Default">
      <style:table-cell-properties style:glyph-orientation-vertical="0" fo:background-color="#2a60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13" style:family="table-cell" style:parent-style-name="Default">
      <style:table-cell-properties fo:wrap-option="wrap" fo:padding="0.071cm" style:shrink-to-fit="false" style:vertical-align="middl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論理名" style:base-cell-address="テンプレート.B1"/>
    </style:style>
    <style:style style:name="ce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物理名" style:base-cell-address="テンプレート.B2"/>
    </style:style>
    <style:style style:name="ce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インデックス作成SQL" style:base-cell-address="テンプレート.B3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fo:padding="0.071cm" style:vertical-align="middl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15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99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L Pゴシック1" fo:font-size="10.5pt" fo:font-style="normal" fo:text-shadow="none" style:text-underline-style="none" fo:font-weight="normal" style:font-name-asian="VL Pゴシック1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論理名" style:base-cell-address="設定.B1"/>
    </style:style>
    <style:style style:name="ce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物理名" style:base-cell-address="設定.B2"/>
    </style:style>
    <style:style style:name="ce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インデックス作成SQL" style:base-cell-address="設定.B3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論理名" style:base-cell-address="Cookie認証.B1"/>
    </style:style>
    <style:style style:name="ce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物理名" style:base-cell-address="Cookie認証.B2"/>
    </style:style>
    <style:style style:name="ce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インデックス作成SQL" style:base-cell-address="Cookie認証.B3"/>
    </style:style>
    <style:style style:name="ce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論理名" style:base-cell-address="ブックマーク.B1"/>
    </style:style>
    <style:style style:name="ce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テーブル物理名" style:base-cell-address="ブックマーク.B2"/>
    </style:style>
    <style:style style:name="ce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cell-content()=&quot; &quot;" style:apply-style-name="インデックス作成SQL" style:base-cell-address="ブックマーク.B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VL Pゴシック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VL Pゴシック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コントロールパネル.$A$3:.$E$3])" table:allow-empty-cell="true" table:display-list="unsorted" table:base-cell-address="コントロールパネル.C4">
          <table:error-message table:message-type="stop" table:display="true"/>
        </table:content-validation>
        <table:content-validation table:name="val2" table:condition="of:cell-content-is-in-list(&quot;なし&quot;)" table:allow-empty-cell="true" table:display-list="unsorted" table:base-cell-address="コントロールパネル.C7"/>
        <table:content-validation table:name="val3" table:condition="of:cell-content-is-in-list([$コントロールパネル.$B$3:.$E$3])" table:allow-empty-cell="true" table:display-list="unsorted" table:base-cell-address="データ型.C2">
          <table:error-message table:message-type="stop" table:display="true"/>
        </table:content-validation>
        <table:content-validation table:name="val4" table:condition="of:cell-content-is-in-list([$データ型.$B$2:.$B$101])" table:allow-empty-cell="true" table:display-list="unsorted" table:base-cell-address="テンプレート.C7"/>
        <table:content-validation table:name="val5" table:condition="of:cell-content-is-in-list(&quot;○&quot;)" table:allow-empty-cell="true" table:display-list="unsorted" table:base-cell-address="テンプレート.G7">
          <table:error-message table:message-type="stop" table:display="true"/>
        </table:content-validation>
        <table:content-validation table:name="val6" table:condition="of:cell-content-is-in-list(&quot;○&quot;)" table:allow-empty-cell="true" table:display-list="unsorted" table:base-cell-address="テンプレート.G7"/>
      </table:content-validations>
      <table:table table:name="コントロールパネル" table:style-name="ta1" table:protected="true" table:print-ranges="コントロールパネル.A1:コントロールパネル.E9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テーブル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Table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2" form:id="control2" form:label="DDL作成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reateDDL?language=Basic&amp;location=document" xlink:type="simple"/>
              </office:event-listeners>
            </form:button>
          </form:form>
        </office:forms>
        <table:shapes>
          <draw:g draw:z-index="0">
            <draw:frame draw:name="画像 1" draw:style-name="gr1" draw:text-style-name="P1" svg:width="0.987cm" svg:height="0.987cm" svg:x="0.21cm" svg:y="0.251cm">
              <draw:image xlink:href="Pictures/10000E370000350500003505C7B510B0025EA8C5.svg" xlink:type="simple" xlink:show="embed" xlink:actuate="onLoad" draw:mime-type="image/svg+xml">
                <text:p/>
              </draw:image>
              <draw:image xlink:href="Pictures/100000010000020100000201D9A7C6DA8BD98CAF.png" xlink:type="simple" xlink:show="embed" xlink:actuate="onLoad" draw:mime-type="image/png"/>
            </draw:frame>
            <draw:frame draw:name="画像 2" draw:style-name="gr1" draw:text-style-name="P1" svg:width="0.636cm" svg:height="0.636cm" svg:x="1.014cm" svg:y="0.971cm">
              <draw:image xlink:href="Pictures/10000E370000350500003505C7B510B0025EA8C5.svg" xlink:type="simple" xlink:show="embed" xlink:actuate="onLoad" draw:mime-type="image/svg+xml">
                <text:p/>
              </draw:image>
              <draw:image xlink:href="Pictures/100000010000020100000201D9A7C6DA8BD98CAF.png" xlink:type="simple" xlink:show="embed" xlink:actuate="onLoad" draw:mime-type="image/png"/>
            </draw:frame>
            <draw:frame draw:name="画像 3" draw:style-name="gr1" draw:text-style-name="P1" svg:width="0.485cm" svg:height="0.485cm" svg:x="0.513cm" svg:y="1.254cm">
              <draw:image xlink:href="Pictures/10000E370000350500003505C7B510B0025EA8C5.svg" xlink:type="simple" xlink:show="embed" xlink:actuate="onLoad" draw:mime-type="image/svg+xml">
                <text:p/>
              </draw:image>
              <draw:image xlink:href="Pictures/100000010000020100000201D9A7C6DA8BD98CAF.png" xlink:type="simple" xlink:show="embed" xlink:actuate="onLoad" draw:mime-type="image/png"/>
            </draw:frame>
          </draw:g>
        </table:shapes>
        <table:table-column table:style-name="co1" table:number-columns-repeated="16384" table:default-cell-style-name="Default"/>
        <table:table-row table:style-name="ro1">
          <table:table-cell table:style-name="ce14" office:value-type="string" calcext:value-type="string" table:number-columns-spanned="5" table:number-rows-spanned="2">
            <text:p>コントロールパネル</text:p>
          </table:table-cell>
          <table:covered-table-cell table:number-columns-repeated="4" table:style-name="ce20"/>
          <table:table-cell table:number-columns-repeated="2"/>
          <table:table-cell table:style-name="ce27"/>
          <table:table-cell table:number-columns-repeated="16376"/>
        </table:table-row>
        <table:table-row table:style-name="ro1">
          <table:covered-table-cell table:style-name="ce2"/>
          <table:covered-table-cell table:number-columns-repeated="4" table:style-name="ce10"/>
          <table:table-cell table:number-columns-repeated="2"/>
          <table:table-cell table:style-name="ce27"/>
          <table:table-cell table:number-columns-repeated="16376"/>
        </table:table-row>
        <table:table-row table:style-name="ro1">
          <table:table-cell table:style-name="ce16" office:value-type="string" calcext:value-type="string">
            <text:p>なし</text:p>
          </table:table-cell>
          <table:table-cell table:style-name="ce16" office:value-type="string" calcext:value-type="string">
            <text:p>SQLite</text:p>
          </table:table-cell>
          <table:table-cell table:style-name="ce22" office:value-type="string" calcext:value-type="string">
            <text:p>PostgreSQL</text:p>
          </table:table-cell>
          <table:table-cell table:style-name="ce22" office:value-type="string" calcext:value-type="string">
            <text:p>MySQL</text:p>
          </table:table-cell>
          <table:table-cell table:style-name="ce26"/>
          <table:table-cell table:number-columns-repeated="2"/>
          <table:table-cell table:style-name="ce27"/>
          <table:table-cell table:number-columns-repeated="16376"/>
        </table:table-row>
        <table:table-row table:style-name="ro1">
          <table:table-cell table:style-name="ce2">
            <draw:control draw:z-index="1" draw:name="コントロール 1" draw:text-style-name="P2" svg:width="4.63cm" svg:height="1.888cm" svg:x="0.169cm" svg:y="0.024cm" draw:control="control1"/>
          </table:table-cell>
          <table:table-cell table:style-name="ce10"/>
          <table:table-cell table:style-name="ce23" table:content-validation-name="val1" office:value-type="string" office:string-value="SQLite" calcext:value-type="string" table:number-columns-spanned="3" table:number-rows-spanned="2">
            <text:p>デフォルトのDBタイプ: SQLite</text:p>
          </table:table-cell>
          <table:covered-table-cell table:number-columns-repeated="2" table:style-name="ce20"/>
          <table:table-cell table:number-columns-repeated="2"/>
          <table:table-cell table:style-name="ce27"/>
          <table:table-cell table:number-columns-repeated="16376"/>
        </table:table-row>
        <table:table-row table:style-name="ro1">
          <table:table-cell table:style-name="ce2"/>
          <table:table-cell table:style-name="ce10"/>
          <table:covered-table-cell table:style-name="ce24"/>
          <table:covered-table-cell table:number-columns-repeated="2" table:style-name="ce10"/>
          <table:table-cell table:number-columns-repeated="16379"/>
        </table:table-row>
        <table:table-row table:style-name="ro1">
          <table:table-cell table:style-name="ce3"/>
          <table:table-cell table:style-name="ce19" table:number-columns-repeated="4"/>
          <table:table-cell table:number-columns-repeated="16379"/>
        </table:table-row>
        <table:table-row table:style-name="ro1">
          <table:table-cell table:style-name="ce2">
            <draw:control draw:z-index="2" draw:name="コントロール 2" draw:text-style-name="P2" svg:width="4.63cm" svg:height="1.888cm" svg:x="0.173cm" svg:y="0.022cm" draw:control="control2"/>
          </table:table-cell>
          <table:table-cell table:style-name="ce10"/>
          <table:table-cell table:style-name="ce28" table:content-validation-name="val2" office:value-type="string" office:string-value="./database.ddl" calcext:value-type="string" table:number-columns-spanned="3" table:number-rows-spanned="2">
            <text:p>出力先のパス指定: ./database.ddl</text:p>
          </table:table-cell>
          <table:covered-table-cell table:number-columns-repeated="2" table:style-name="ce20"/>
          <table:table-cell table:number-columns-repeated="16379"/>
        </table:table-row>
        <table:table-row table:style-name="ro1">
          <table:table-cell table:style-name="ce2"/>
          <table:table-cell table:style-name="ce10"/>
          <table:covered-table-cell table:style-name="ce24"/>
          <table:covered-table-cell table:number-columns-repeated="2" table:style-name="ce10"/>
          <table:table-cell table:number-columns-repeated="16379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データ型" table:style-name="ta1" table:protected="true" table:print-ranges="データ型.A1:データ型.D101">
        <loext:table-protection loext:select-protected-cells="true" loext:select-unprotected-cells="true"/>
        <table:table-column table:style-name="co2" table:default-cell-style-name="ce9"/>
        <table:table-column table:style-name="co2" table:visibility="collapse" table:default-cell-style-name="ce9"/>
        <table:table-column table:style-name="co3" table:default-cell-style-name="ce31"/>
        <table:table-column table:style-name="co4" table:default-cell-style-name="ce11"/>
        <table:table-row table:style-name="ro3">
          <table:table-cell table:number-columns-repeated="2" table:style-name="ce8" office:value-type="string" calcext:value-type="string">
            <text:p>型</text:p>
          </table:table-cell>
          <table:table-cell table:style-name="ce8" office:value-type="string" calcext:value-type="string">
            <text:p>DBタイプ</text:p>
          </table:table-cell>
          <table:table-cell table:style-name="ce8" office:value-type="string" calcext:value-type="string">
            <text:p>説明</text:p>
          </table:table-cell>
        </table:table-row>
        <table:table-row table:style-name="ro3">
          <table:table-cell office:value-type="string" calcext:value-type="string">
            <text:p>integer 🐦</text:p>
          </table:table-cell>
          <table:table-cell table:formula="of:=IF([.A2]=&quot;&quot;;&quot;&quot;;IF(OR([コントロールパネル.$C$4]=[.C2];[コントロールパネル.$C$4]=&quot;なし&quot;);[.A2];&quot;&quot;))" office:value-type="string" office:string-value="integer 🐦" calcext:value-type="string">
            <text:p>integer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値は符号付き整数で、値の大きさに応じて 0、1、2、3、4、6、または 8 バイトで格納されます。</text:p>
          </table:table-cell>
        </table:table-row>
        <table:table-row table:style-name="ro3">
          <table:table-cell office:value-type="string" calcext:value-type="string">
            <text:p>text 🐦</text:p>
          </table:table-cell>
          <table:table-cell table:formula="of:=IF([.A3]=&quot;&quot;;&quot;&quot;;IF(OR([コントロールパネル.$C$4]=[.C3];[コントロールパネル.$C$4]=&quot;なし&quot;);[.A3];&quot;&quot;))" office:value-type="string" office:string-value="text 🐦" calcext:value-type="string">
            <text:p>text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テキスト文字列で、データベースエンコーディング (UTF-8、UTF-16BE、または UTF-16LE) を使用して保存されます。</text:p>
          </table:table-cell>
        </table:table-row>
        <table:table-row table:style-name="ro3">
          <table:table-cell office:value-type="string" calcext:value-type="string">
            <text:p>real 🐦</text:p>
          </table:table-cell>
          <table:table-cell table:formula="of:=IF([.A4]=&quot;&quot;;&quot;&quot;;IF(OR([コントロールパネル.$C$4]=[.C4];[コントロールパネル.$C$4]=&quot;なし&quot;);[.A4];&quot;&quot;))" office:value-type="string" office:string-value="real 🐦" calcext:value-type="string">
            <text:p>real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値は浮動小数点値であり、8 バイトの IEEE 浮動小数点数として格納されます。</text:p>
          </table:table-cell>
        </table:table-row>
        <table:table-row table:style-name="ro3">
          <table:table-cell office:value-type="string" calcext:value-type="string">
            <text:p>numeric 🐦</text:p>
          </table:table-cell>
          <table:table-cell table:formula="of:=IF([.A5]=&quot;&quot;;&quot;&quot;;IF(OR([コントロールパネル.$C$4]=[.C5];[コントロールパネル.$C$4]=&quot;なし&quot;);[.A5];&quot;&quot;))" office:value-type="string" office:string-value="numeric 🐦" calcext:value-type="string">
            <text:p>numeric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浮動小数点値に解釈できるものは real に、整数に解釈できるものは integer として保存されます。</text:p>
          </table:table-cell>
        </table:table-row>
        <table:table-row table:style-name="ro3">
          <table:table-cell office:value-type="string" calcext:value-type="string">
            <text:p>blob 🐦</text:p>
          </table:table-cell>
          <table:table-cell table:formula="of:=IF([.A6]=&quot;&quot;;&quot;&quot;;IF(OR([コントロールパネル.$C$4]=[.C6];[コントロールパネル.$C$4]=&quot;なし&quot;);[.A6];&quot;&quot;))" office:value-type="string" office:string-value="blob 🐦" calcext:value-type="string">
            <text:p>blob 🐦</text:p>
          </table:table-cell>
          <table:table-cell table:content-validation-name="val3" office:value-type="string" calcext:value-type="string">
            <text:p>SQLite</text:p>
          </table:table-cell>
          <table:table-cell office:value-type="string" calcext:value-type="string">
            <text:p>入力されたバイナリデータがそのまま保存されます。</text:p>
          </table:table-cell>
        </table:table-row>
        <table:table-row table:style-name="ro3">
          <table:table-cell office:value-type="string" calcext:value-type="string">
            <text:p>smallint 🐘</text:p>
          </table:table-cell>
          <table:table-cell table:formula="of:=IF([.A7]=&quot;&quot;;&quot;&quot;;IF(OR([コントロールパネル.$C$4]=[.C7];[コントロールパネル.$C$4]=&quot;なし&quot;);[.A7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2 バイトの狭範囲の整数です。-32768 から +32767 まで格納できます。</text:p>
          </table:table-cell>
        </table:table-row>
        <table:table-row table:style-name="ro3">
          <table:table-cell office:value-type="string" calcext:value-type="string">
            <text:p>integer 🐘</text:p>
          </table:table-cell>
          <table:table-cell table:formula="of:=IF([.A8]=&quot;&quot;;&quot;&quot;;IF(OR([コントロールパネル.$C$4]=[.C8];[コントロールパネル.$C$4]=&quot;なし&quot;);[.A8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4 バイトの整数です。-2147483648 から +2147483647 まで格納できます。</text:p>
          </table:table-cell>
        </table:table-row>
        <table:table-row table:style-name="ro3">
          <table:table-cell office:value-type="string" calcext:value-type="string">
            <text:p>bigint 🐘</text:p>
          </table:table-cell>
          <table:table-cell table:formula="of:=IF([.A9]=&quot;&quot;;&quot;&quot;;IF(OR([コントロールパネル.$C$4]=[.C9];[コントロールパネル.$C$4]=&quot;なし&quot;);[.A9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8 バイトの広範囲の整数です。-9223372036854775808 から 9223372036854775807 まで格納できます。</text:p>
          </table:table-cell>
        </table:table-row>
        <table:table-row table:style-name="ro3">
          <table:table-cell office:value-type="string" calcext:value-type="string">
            <text:p>decimal 🐘</text:p>
          </table:table-cell>
          <table:table-cell table:formula="of:=IF([.A10]=&quot;&quot;;&quot;&quot;;IF(OR([コントロールパネル.$C$4]=[.C10];[コントロールパネル.$C$4]=&quot;なし&quot;);[.A10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<text:span text:style-name="T1">正確な</text:span>可変長のユーザ指定精度数値です。小数点前までは 131072 桁、小数点以降は 16383 桁まで格納できます。</text:p>
          </table:table-cell>
        </table:table-row>
        <table:table-row table:style-name="ro3">
          <table:table-cell office:value-type="string" calcext:value-type="string">
            <text:p>boolean 🐘</text:p>
          </table:table-cell>
          <table:table-cell table:formula="of:=IF([.A11]=&quot;&quot;;&quot;&quot;;IF(OR([コントロールパネル.$C$4]=[.C11];[コントロールパネル.$C$4]=&quot;なし&quot;);[.A11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1 バイトの真または偽の状態を格納できます。</text:p>
          </table:table-cell>
        </table:table-row>
        <table:table-row table:style-name="ro3">
          <table:table-cell office:value-type="string" calcext:value-type="string">
            <text:p>text 🐘</text:p>
          </table:table-cell>
          <table:table-cell table:formula="of:=IF([.A12]=&quot;&quot;;&quot;&quot;;IF(OR([コントロールパネル.$C$4]=[.C12];[コントロールパネル.$C$4]=&quot;なし&quot;);[.A12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<text:span text:style-name="T1">可変長で</text:span>制限なしに文字列を格納できます。</text:p>
          </table:table-cell>
        </table:table-row>
        <table:table-row table:style-name="ro3">
          <table:table-cell office:value-type="string" calcext:value-type="string">
            <text:p>timestamp 🐘</text:p>
          </table:table-cell>
          <table:table-cell table:formula="of:=IF([.A13]=&quot;&quot;;&quot;&quot;;IF(OR([コントロールパネル.$C$4]=[.C13];[コントロールパネル.$C$4]=&quot;なし&quot;);[.A13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<text:span text:style-name="T1">8 バイトの日付と時刻両方(タイムゾーンなし)を格納できます</text:span>。</text:p>
          </table:table-cell>
        </table:table-row>
        <table:table-row table:style-name="ro3">
          <table:table-cell office:value-type="string" calcext:value-type="string">
            <text:p>date 🐘</text:p>
          </table:table-cell>
          <table:table-cell table:formula="of:=IF([.A14]=&quot;&quot;;&quot;&quot;;IF(OR([コントロールパネル.$C$4]=[.C14];[コントロールパネル.$C$4]=&quot;なし&quot;);[.A14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<text:span text:style-name="T1">4 バイトの時刻なしの</text:span>日付を格納できます。</text:p>
          </table:table-cell>
        </table:table-row>
        <table:table-row table:style-name="ro3">
          <table:table-cell office:value-type="string" calcext:value-type="string">
            <text:p>bytea 🐘</text:p>
          </table:table-cell>
          <table:table-cell table:formula="of:=IF([.A15]=&quot;&quot;;&quot;&quot;;IF(OR([コントロールパネル.$C$4]=[.C15];[コントロールパネル.$C$4]=&quot;なし&quot;);[.A15];&quot;&quot;))">
            <text:p/>
          </table:table-cell>
          <table:table-cell table:content-validation-name="val3" office:value-type="string" calcext:value-type="string">
            <text:p>PostgreSQL</text:p>
          </table:table-cell>
          <table:table-cell office:value-type="string" calcext:value-type="string">
            <text:p>可変長のバイナリデータを格納できます。</text:p>
          </table:table-cell>
        </table:table-row>
        <table:table-row table:style-name="ro3">
          <table:table-cell office:value-type="string" calcext:value-type="string">
            <text:p>smallint 🐬</text:p>
          </table:table-cell>
          <table:table-cell table:formula="of:=IF([.A16]=&quot;&quot;;&quot;&quot;;IF(OR([コントロールパネル.$C$4]=[.C16];[コントロールパネル.$C$4]=&quot;なし&quot;);[.A16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2 バイトの狭範囲の整数です。-32768 から +32767 まで格納できます。</text:p>
          </table:table-cell>
        </table:table-row>
        <table:table-row table:style-name="ro3">
          <table:table-cell office:value-type="string" calcext:value-type="string">
            <text:p>int 🐬</text:p>
          </table:table-cell>
          <table:table-cell table:formula="of:=IF([.A17]=&quot;&quot;;&quot;&quot;;IF(OR([コントロールパネル.$C$4]=[.C17];[コントロールパネル.$C$4]=&quot;なし&quot;);[.A17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4 バイトの整数です。-2147483648 から +2147483647 まで格納できます。</text:p>
          </table:table-cell>
        </table:table-row>
        <table:table-row table:style-name="ro3">
          <table:table-cell office:value-type="string" calcext:value-type="string">
            <text:p>bigint 🐬</text:p>
          </table:table-cell>
          <table:table-cell table:formula="of:=IF([.A18]=&quot;&quot;;&quot;&quot;;IF(OR([コントロールパネル.$C$4]=[.C18];[コントロールパネル.$C$4]=&quot;なし&quot;);[.A18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8 バイトの広範囲の整数です。-9223372036854775808 から 9223372036854775807 まで格納できます。</text:p>
          </table:table-cell>
        </table:table-row>
        <table:table-row table:style-name="ro3">
          <table:table-cell office:value-type="string" calcext:value-type="string">
            <text:p>decimal(10,2) 🐬</text:p>
          </table:table-cell>
          <table:table-cell table:formula="of:=IF([.A19]=&quot;&quot;;&quot;&quot;;IF(OR([コントロールパネル.$C$4]=[.C19];[コントロールパネル.$C$4]=&quot;なし&quot;);[.A19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金額を扱う場合に最適な正確な精度を保持します。第1引数に全体の最大桁数、第2引数に小数点以下の桁数を指定します。</text:p>
          </table:table-cell>
        </table:table-row>
        <table:table-row table:style-name="ro3">
          <table:table-cell office:value-type="string" calcext:value-type="string">
            <text:p>boolean 🐬</text:p>
          </table:table-cell>
          <table:table-cell table:formula="of:=IF([.A20]=&quot;&quot;;&quot;&quot;;IF(OR([コントロールパネル.$C$4]=[.C20];[コントロールパネル.$C$4]=&quot;なし&quot;);[.A20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<text:span text:style-name="T1">TRUE=1、FALSE=0 として保持されます。内部的な型は tinyint(1) と同じです。</text:span></text:p>
          </table:table-cell>
        </table:table-row>
        <table:table-row table:style-name="ro3">
          <table:table-cell office:value-type="string" calcext:value-type="string">
            <text:p>varchar(10) <text:s/>🐬</text:p>
          </table:table-cell>
          <table:table-cell table:formula="of:=IF([.A21]=&quot;&quot;;&quot;&quot;;IF(OR([コントロールパネル.$C$4]=[.C21];[コントロールパネル.$C$4]=&quot;なし&quot;);[.A21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<text:span text:style-name="T1">最大バイト数を指定可能な </text:span>65,535 バイトまで格納できる可変長の文字列です。第1引数に最大長を指定します。</text:p>
          </table:table-cell>
        </table:table-row>
        <table:table-row table:style-name="ro3">
          <table:table-cell office:value-type="string" calcext:value-type="string">
            <text:p>text <text:s/>🐬</text:p>
          </table:table-cell>
          <table:table-cell table:formula="of:=IF([.A22]=&quot;&quot;;&quot;&quot;;IF(OR([コントロールパネル.$C$4]=[.C22];[コントロールパネル.$C$4]=&quot;なし&quot;);[.A22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最大長が 65,535 バイトの文字列を格納できます。</text:p>
          </table:table-cell>
        </table:table-row>
        <table:table-row table:style-name="ro3">
          <table:table-cell office:value-type="string" calcext:value-type="string">
            <text:p>longtext <text:s/>🐬</text:p>
          </table:table-cell>
          <table:table-cell table:formula="of:=IF([.A23]=&quot;&quot;;&quot;&quot;;IF(OR([コントロールパネル.$C$4]=[.C23];[コントロールパネル.$C$4]=&quot;なし&quot;);[.A23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最大長が 4,294,967,295 バイトの文字列を格納できます。</text:p>
          </table:table-cell>
        </table:table-row>
        <table:table-row table:style-name="ro3">
          <table:table-cell office:value-type="string" calcext:value-type="string">
            <text:p>date 🐬</text:p>
          </table:table-cell>
          <table:table-cell table:formula="of:=IF([.A24]=&quot;&quot;;&quot;&quot;;IF(OR([コントロールパネル.$C$4]=[.C24];[コントロールパネル.$C$4]=&quot;なし&quot;);[.A24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時刻部分は含まない日付を格納できます。'YYYY-MM-DD' <text:s/>形式で表示されます。</text:p>
          </table:table-cell>
        </table:table-row>
        <table:table-row table:style-name="ro3">
          <table:table-cell office:value-type="string" calcext:value-type="string">
            <text:p>datetime 🐬</text:p>
          </table:table-cell>
          <table:table-cell table:formula="of:=IF([.A25]=&quot;&quot;;&quot;&quot;;IF(OR([コントロールパネル.$C$4]=[.C25];[コントロールパネル.$C$4]=&quot;なし&quot;);[.A25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日付と時刻(少数秒まで)を格納できます。'YYYY-MM-DD hh:mm:ss' 形式で表示されます。</text:p>
          </table:table-cell>
        </table:table-row>
        <table:table-row table:style-name="ro3">
          <table:table-cell office:value-type="string" calcext:value-type="string">
            <text:p>blob 🐬</text:p>
          </table:table-cell>
          <table:table-cell table:formula="of:=IF([.A26]=&quot;&quot;;&quot;&quot;;IF(OR([コントロールパネル.$C$4]=[.C26];[コントロールパネル.$C$4]=&quot;なし&quot;);[.A26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最大長が 65,535 バイトのバイナリデータを格納できます。</text:p>
          </table:table-cell>
        </table:table-row>
        <table:table-row table:style-name="ro3">
          <table:table-cell office:value-type="string" calcext:value-type="string">
            <text:p>longblob 🐬</text:p>
          </table:table-cell>
          <table:table-cell table:formula="of:=IF([.A27]=&quot;&quot;;&quot;&quot;;IF(OR([コントロールパネル.$C$4]=[.C27];[コントロールパネル.$C$4]=&quot;なし&quot;);[.A27];&quot;&quot;))">
            <text:p/>
          </table:table-cell>
          <table:table-cell table:content-validation-name="val3" office:value-type="string" calcext:value-type="string">
            <text:p>MySQL</text:p>
          </table:table-cell>
          <table:table-cell office:value-type="string" calcext:value-type="string">
            <text:p>最大長が 4,294,967,295 バイトのバイナリデータを格納できます。</text:p>
          </table:table-cell>
        </table:table-row>
        <table:table-row table:style-name="ro3">
          <table:table-cell/>
          <table:table-cell table:formula="of:=IF([.A28]=&quot;&quot;;&quot;&quot;;IF(OR([コントロールパネル.$C$4]=[.C28];[コントロールパネル.$C$4]=&quot;なし&quot;);[.A2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29]=&quot;&quot;;&quot;&quot;;IF(OR([コントロールパネル.$C$4]=[.C29];[コントロールパネル.$C$4]=&quot;なし&quot;);[.A2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0]=&quot;&quot;;&quot;&quot;;IF(OR([コントロールパネル.$C$4]=[.C30];[コントロールパネル.$C$4]=&quot;なし&quot;);[.A3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1]=&quot;&quot;;&quot;&quot;;IF(OR([コントロールパネル.$C$4]=[.C31];[コントロールパネル.$C$4]=&quot;なし&quot;);[.A3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2]=&quot;&quot;;&quot;&quot;;IF(OR([コントロールパネル.$C$4]=[.C32];[コントロールパネル.$C$4]=&quot;なし&quot;);[.A3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3]=&quot;&quot;;&quot;&quot;;IF(OR([コントロールパネル.$C$4]=[.C33];[コントロールパネル.$C$4]=&quot;なし&quot;);[.A3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4]=&quot;&quot;;&quot;&quot;;IF(OR([コントロールパネル.$C$4]=[.C34];[コントロールパネル.$C$4]=&quot;なし&quot;);[.A3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5]=&quot;&quot;;&quot;&quot;;IF(OR([コントロールパネル.$C$4]=[.C35];[コントロールパネル.$C$4]=&quot;なし&quot;);[.A3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6]=&quot;&quot;;&quot;&quot;;IF(OR([コントロールパネル.$C$4]=[.C36];[コントロールパネル.$C$4]=&quot;なし&quot;);[.A3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7]=&quot;&quot;;&quot;&quot;;IF(OR([コントロールパネル.$C$4]=[.C37];[コントロールパネル.$C$4]=&quot;なし&quot;);[.A3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8]=&quot;&quot;;&quot;&quot;;IF(OR([コントロールパネル.$C$4]=[.C38];[コントロールパネル.$C$4]=&quot;なし&quot;);[.A3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39]=&quot;&quot;;&quot;&quot;;IF(OR([コントロールパネル.$C$4]=[.C39];[コントロールパネル.$C$4]=&quot;なし&quot;);[.A3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0]=&quot;&quot;;&quot;&quot;;IF(OR([コントロールパネル.$C$4]=[.C40];[コントロールパネル.$C$4]=&quot;なし&quot;);[.A4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1]=&quot;&quot;;&quot;&quot;;IF(OR([コントロールパネル.$C$4]=[.C41];[コントロールパネル.$C$4]=&quot;なし&quot;);[.A4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2]=&quot;&quot;;&quot;&quot;;IF(OR([コントロールパネル.$C$4]=[.C42];[コントロールパネル.$C$4]=&quot;なし&quot;);[.A4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3]=&quot;&quot;;&quot;&quot;;IF(OR([コントロールパネル.$C$4]=[.C43];[コントロールパネル.$C$4]=&quot;なし&quot;);[.A4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4]=&quot;&quot;;&quot;&quot;;IF(OR([コントロールパネル.$C$4]=[.C44];[コントロールパネル.$C$4]=&quot;なし&quot;);[.A4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5]=&quot;&quot;;&quot;&quot;;IF(OR([コントロールパネル.$C$4]=[.C45];[コントロールパネル.$C$4]=&quot;なし&quot;);[.A4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6]=&quot;&quot;;&quot;&quot;;IF(OR([コントロールパネル.$C$4]=[.C46];[コントロールパネル.$C$4]=&quot;なし&quot;);[.A4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7]=&quot;&quot;;&quot;&quot;;IF(OR([コントロールパネル.$C$4]=[.C47];[コントロールパネル.$C$4]=&quot;なし&quot;);[.A4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8]=&quot;&quot;;&quot;&quot;;IF(OR([コントロールパネル.$C$4]=[.C48];[コントロールパネル.$C$4]=&quot;なし&quot;);[.A4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49]=&quot;&quot;;&quot;&quot;;IF(OR([コントロールパネル.$C$4]=[.C49];[コントロールパネル.$C$4]=&quot;なし&quot;);[.A4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0]=&quot;&quot;;&quot;&quot;;IF(OR([コントロールパネル.$C$4]=[.C50];[コントロールパネル.$C$4]=&quot;なし&quot;);[.A5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1]=&quot;&quot;;&quot;&quot;;IF(OR([コントロールパネル.$C$4]=[.C51];[コントロールパネル.$C$4]=&quot;なし&quot;);[.A5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2]=&quot;&quot;;&quot;&quot;;IF(OR([コントロールパネル.$C$4]=[.C52];[コントロールパネル.$C$4]=&quot;なし&quot;);[.A5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3]=&quot;&quot;;&quot;&quot;;IF(OR([コントロールパネル.$C$4]=[.C53];[コントロールパネル.$C$4]=&quot;なし&quot;);[.A5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4]=&quot;&quot;;&quot;&quot;;IF(OR([コントロールパネル.$C$4]=[.C54];[コントロールパネル.$C$4]=&quot;なし&quot;);[.A5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5]=&quot;&quot;;&quot;&quot;;IF(OR([コントロールパネル.$C$4]=[.C55];[コントロールパネル.$C$4]=&quot;なし&quot;);[.A5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6]=&quot;&quot;;&quot;&quot;;IF(OR([コントロールパネル.$C$4]=[.C56];[コントロールパネル.$C$4]=&quot;なし&quot;);[.A5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7]=&quot;&quot;;&quot;&quot;;IF(OR([コントロールパネル.$C$4]=[.C57];[コントロールパネル.$C$4]=&quot;なし&quot;);[.A5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8]=&quot;&quot;;&quot;&quot;;IF(OR([コントロールパネル.$C$4]=[.C58];[コントロールパネル.$C$4]=&quot;なし&quot;);[.A5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59]=&quot;&quot;;&quot;&quot;;IF(OR([コントロールパネル.$C$4]=[.C59];[コントロールパネル.$C$4]=&quot;なし&quot;);[.A5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0]=&quot;&quot;;&quot;&quot;;IF(OR([コントロールパネル.$C$4]=[.C60];[コントロールパネル.$C$4]=&quot;なし&quot;);[.A6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1]=&quot;&quot;;&quot;&quot;;IF(OR([コントロールパネル.$C$4]=[.C61];[コントロールパネル.$C$4]=&quot;なし&quot;);[.A6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2]=&quot;&quot;;&quot;&quot;;IF(OR([コントロールパネル.$C$4]=[.C62];[コントロールパネル.$C$4]=&quot;なし&quot;);[.A6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3]=&quot;&quot;;&quot;&quot;;IF(OR([コントロールパネル.$C$4]=[.C63];[コントロールパネル.$C$4]=&quot;なし&quot;);[.A6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4]=&quot;&quot;;&quot;&quot;;IF(OR([コントロールパネル.$C$4]=[.C64];[コントロールパネル.$C$4]=&quot;なし&quot;);[.A6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5]=&quot;&quot;;&quot;&quot;;IF(OR([コントロールパネル.$C$4]=[.C65];[コントロールパネル.$C$4]=&quot;なし&quot;);[.A6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6]=&quot;&quot;;&quot;&quot;;IF(OR([コントロールパネル.$C$4]=[.C66];[コントロールパネル.$C$4]=&quot;なし&quot;);[.A6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7]=&quot;&quot;;&quot;&quot;;IF(OR([コントロールパネル.$C$4]=[.C67];[コントロールパネル.$C$4]=&quot;なし&quot;);[.A6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8]=&quot;&quot;;&quot;&quot;;IF(OR([コントロールパネル.$C$4]=[.C68];[コントロールパネル.$C$4]=&quot;なし&quot;);[.A6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69]=&quot;&quot;;&quot;&quot;;IF(OR([コントロールパネル.$C$4]=[.C69];[コントロールパネル.$C$4]=&quot;なし&quot;);[.A6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0]=&quot;&quot;;&quot;&quot;;IF(OR([コントロールパネル.$C$4]=[.C70];[コントロールパネル.$C$4]=&quot;なし&quot;);[.A7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1]=&quot;&quot;;&quot;&quot;;IF(OR([コントロールパネル.$C$4]=[.C71];[コントロールパネル.$C$4]=&quot;なし&quot;);[.A7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2]=&quot;&quot;;&quot;&quot;;IF(OR([コントロールパネル.$C$4]=[.C72];[コントロールパネル.$C$4]=&quot;なし&quot;);[.A7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3]=&quot;&quot;;&quot;&quot;;IF(OR([コントロールパネル.$C$4]=[.C73];[コントロールパネル.$C$4]=&quot;なし&quot;);[.A7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4]=&quot;&quot;;&quot;&quot;;IF(OR([コントロールパネル.$C$4]=[.C74];[コントロールパネル.$C$4]=&quot;なし&quot;);[.A7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5]=&quot;&quot;;&quot;&quot;;IF(OR([コントロールパネル.$C$4]=[.C75];[コントロールパネル.$C$4]=&quot;なし&quot;);[.A7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6]=&quot;&quot;;&quot;&quot;;IF(OR([コントロールパネル.$C$4]=[.C76];[コントロールパネル.$C$4]=&quot;なし&quot;);[.A7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7]=&quot;&quot;;&quot;&quot;;IF(OR([コントロールパネル.$C$4]=[.C77];[コントロールパネル.$C$4]=&quot;なし&quot;);[.A7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8]=&quot;&quot;;&quot;&quot;;IF(OR([コントロールパネル.$C$4]=[.C78];[コントロールパネル.$C$4]=&quot;なし&quot;);[.A7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79]=&quot;&quot;;&quot;&quot;;IF(OR([コントロールパネル.$C$4]=[.C79];[コントロールパネル.$C$4]=&quot;なし&quot;);[.A7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0]=&quot;&quot;;&quot;&quot;;IF(OR([コントロールパネル.$C$4]=[.C80];[コントロールパネル.$C$4]=&quot;なし&quot;);[.A8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1]=&quot;&quot;;&quot;&quot;;IF(OR([コントロールパネル.$C$4]=[.C81];[コントロールパネル.$C$4]=&quot;なし&quot;);[.A8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2]=&quot;&quot;;&quot;&quot;;IF(OR([コントロールパネル.$C$4]=[.C82];[コントロールパネル.$C$4]=&quot;なし&quot;);[.A8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3]=&quot;&quot;;&quot;&quot;;IF(OR([コントロールパネル.$C$4]=[.C83];[コントロールパネル.$C$4]=&quot;なし&quot;);[.A8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4]=&quot;&quot;;&quot;&quot;;IF(OR([コントロールパネル.$C$4]=[.C84];[コントロールパネル.$C$4]=&quot;なし&quot;);[.A8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5]=&quot;&quot;;&quot;&quot;;IF(OR([コントロールパネル.$C$4]=[.C85];[コントロールパネル.$C$4]=&quot;なし&quot;);[.A8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6]=&quot;&quot;;&quot;&quot;;IF(OR([コントロールパネル.$C$4]=[.C86];[コントロールパネル.$C$4]=&quot;なし&quot;);[.A8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7]=&quot;&quot;;&quot;&quot;;IF(OR([コントロールパネル.$C$4]=[.C87];[コントロールパネル.$C$4]=&quot;なし&quot;);[.A8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8]=&quot;&quot;;&quot;&quot;;IF(OR([コントロールパネル.$C$4]=[.C88];[コントロールパネル.$C$4]=&quot;なし&quot;);[.A8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89]=&quot;&quot;;&quot;&quot;;IF(OR([コントロールパネル.$C$4]=[.C89];[コントロールパネル.$C$4]=&quot;なし&quot;);[.A8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0]=&quot;&quot;;&quot;&quot;;IF(OR([コントロールパネル.$C$4]=[.C90];[コントロールパネル.$C$4]=&quot;なし&quot;);[.A9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1]=&quot;&quot;;&quot;&quot;;IF(OR([コントロールパネル.$C$4]=[.C91];[コントロールパネル.$C$4]=&quot;なし&quot;);[.A91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2]=&quot;&quot;;&quot;&quot;;IF(OR([コントロールパネル.$C$4]=[.C92];[コントロールパネル.$C$4]=&quot;なし&quot;);[.A92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3]=&quot;&quot;;&quot;&quot;;IF(OR([コントロールパネル.$C$4]=[.C93];[コントロールパネル.$C$4]=&quot;なし&quot;);[.A93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4]=&quot;&quot;;&quot;&quot;;IF(OR([コントロールパネル.$C$4]=[.C94];[コントロールパネル.$C$4]=&quot;なし&quot;);[.A94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5]=&quot;&quot;;&quot;&quot;;IF(OR([コントロールパネル.$C$4]=[.C95];[コントロールパネル.$C$4]=&quot;なし&quot;);[.A95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6]=&quot;&quot;;&quot;&quot;;IF(OR([コントロールパネル.$C$4]=[.C96];[コントロールパネル.$C$4]=&quot;なし&quot;);[.A96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7]=&quot;&quot;;&quot;&quot;;IF(OR([コントロールパネル.$C$4]=[.C97];[コントロールパネル.$C$4]=&quot;なし&quot;);[.A97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8]=&quot;&quot;;&quot;&quot;;IF(OR([コントロールパネル.$C$4]=[.C98];[コントロールパネル.$C$4]=&quot;なし&quot;);[.A98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99]=&quot;&quot;;&quot;&quot;;IF(OR([コントロールパネル.$C$4]=[.C99];[コントロールパネル.$C$4]=&quot;なし&quot;);[.A99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100]=&quot;&quot;;&quot;&quot;;IF(OR([コントロールパネル.$C$4]=[.C100];[コントロールパネル.$C$4]=&quot;なし&quot;);[.A100];&quot;&quot;))">
            <text:p/>
          </table:table-cell>
          <table:table-cell table:content-validation-name="val3"/>
          <table:table-cell/>
        </table:table-row>
        <table:table-row table:style-name="ro3">
          <table:table-cell/>
          <table:table-cell table:formula="of:=IF([.A101]=&quot;&quot;;&quot;&quot;;IF(OR([コントロールパネル.$C$4]=[.C101];[コントロールパネル.$C$4]=&quot;なし&quot;);[.A101];&quot;&quot;))">
            <text:p/>
          </table:table-cell>
          <table:table-cell table:content-validation-name="val3"/>
          <table:table-cell/>
        </table:table-row>
      </table:table>
      <table:table table:name="テンプレート" table:style-name="ta2" table:protected="true" table:print-ranges="テンプレート.A1:テンプレート.I10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3" form:id="control3" form:label="カラムの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4" form:id="control4" form:label="カラム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5" form:id="control5" form:label="テーブル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Table?language=Basic&amp;location=document" xlink:type="simple"/>
              </office:event-listeners>
            </form:button>
          </form:form>
        </office:forms>
        <table:shapes>
          <draw:control draw:z-index="0" draw:name="コントロール 3" draw:text-style-name="P2" svg:width="4.741cm" svg:height="1.888cm" svg:x="31.066cm" svg:y="1.017cm" draw:control="control3"/>
          <draw:control draw:z-index="1" draw:name="コントロール 4" draw:text-style-name="P2" svg:width="4.741cm" svg:height="1.888cm" svg:x="31.067cm" svg:y="3.211cm" draw:control="control4"/>
        </table:shapes>
        <table:table-column table:style-name="co6" table:default-cell-style-name="ce12"/>
        <table:table-column table:style-name="co6" table:default-cell-style-name="ce33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6" table:default-cell-style-name="ce38"/>
        <table:table-column table:style-name="co11" table:default-cell-style-name="ce38"/>
        <table:table-column table:style-name="co12" table:default-cell-style-name="ce38"/>
        <table:table-column table:style-name="co5" table:number-columns-repeated="3" table:default-cell-style-name="Default"/>
        <table:table-row table:style-name="ro3">
          <table:table-cell office:value-type="string" calcext:value-type="string">
            <text:p>テーブル名（論理名）</text:p>
          </table:table-cell>
          <table:table-cell table:style-name="ce29" table:formula="of:=MID(CELL(&quot;FILENAME&quot;;[.A1]);FIND(&quot;#$&quot;;CELL(&quot;FILENAME&quot;;[.A1]))+2;999)" office:value-type="string" office:string-value="テンプレート" calcext:value-type="string" table:number-columns-spanned="8" table:number-rows-spanned="1">
            <text:p>テンプレート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テーブル名（物理名）</text:p>
          </table:table-cell>
          <table:table-cell table:style-name="ce35" office:value-type="string" calcext:value-type="string" table:number-columns-spanned="8" table:number-rows-spanned="1">
            <text:p><text:s/></text:p>
          </table:table-cell>
          <table:covered-table-cell table:number-columns-repeated="7"/>
          <table:table-cell table:number-columns-repeated="2"/>
          <table:table-cell>
            <draw:control draw:z-index="2" draw:name="コントロール 5" draw:text-style-name="P2" svg:width="4.741cm" svg:height="1.888cm" svg:x="1.415cm" svg:y="0.214cm" draw:control="control5"/>
          </table:table-cell>
        </table:table-row>
        <table:table-row table:style-name="ro5">
          <table:table-cell office:value-type="string" calcext:value-type="string">
            <text:p>インデックス作成SQL</text:p>
          </table:table-cell>
          <table:table-cell table:style-name="ce36" office:value-type="string" calcext:value-type="string" table:number-columns-spanned="8" table:number-rows-spanned="1">
            <text:p><text:s/></text:p>
          </table:table-cell>
          <table:covered-table-cell table:number-columns-repeated="7"/>
          <table:table-cell table:number-columns-repeated="3"/>
        </table:table-row>
        <table:table-row table:style-name="ro5">
          <table:table-cell office:value-type="string" calcext:value-type="string">
            <text:p>メモ</text:p>
          </table:table-cell>
          <table:table-cell table:style-name="ce32" table:number-columns-spanned="8" table:number-rows-spanned="1"/>
          <table:covered-table-cell table:number-columns-repeated="7"/>
          <table:table-cell table:number-columns-repeated="3"/>
        </table:table-row>
        <table:table-row table:style-name="ro3">
          <table:table-cell table:style-name="ce13"/>
          <table:table-cell table:style-name="ce17" table:number-columns-repeated="8"/>
          <table:table-cell table:number-columns-repeated="3"/>
        </table:table-row>
        <table:table-row table:style-name="ro6">
          <table:table-cell office:value-type="string" calcext:value-type="string">
            <text:p>カラム名（論理名）</text:p>
          </table:table-cell>
          <table:table-cell table:style-name="ce12" office:value-type="string" calcext:value-type="string">
            <text:p>カラム名（物理名）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UNIQUE</text:p>
          </table:table-cell>
          <table:table-cell table:style-name="ce12" office:value-type="string" calcext:value-type="string">
            <text:p>AUTO INCREMENT （SEQUENCE名）</text:p>
          </table:table-cell>
          <table:table-cell table:style-name="ce12" office:value-type="string" calcext:value-type="string">
            <text:p>デフォルト値</text:p>
          </table:table-cell>
          <table:table-cell table:style-name="ce12" office:value-type="string" calcext:value-type="string">
            <text:p>メモ</text:p>
          </table:table-cell>
          <table:table-cell table:number-columns-repeated="3"/>
        </table:table-row>
        <table:table-row table:style-name="ro7" table:visibility="collapse">
          <table:table-cell table:style-name="ce33"/>
          <table:table-cell/>
          <table:table-cell table:style-name="ce50" table:content-validation-name="val4"/>
          <table:table-cell table:style-name="ce56" table:content-validation-name="val5" table:number-columns-repeated="3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table:style-name="ce50" table:content-validation-name="val4"/>
          <table:table-cell table:number-columns-repeated="3" table:style-name="ce56" table:content-validation-name="val5" office:value-type="string" calcext:value-type="string">
            <text:p>○</text:p>
          </table:table-cell>
          <table:table-cell table:style-name="ce56" table:content-validation-name="val6" office:value-type="string" calcext:value-type="string">
            <text:p>○</text:p>
          </table:table-cell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table:style-name="ce50" table:content-validation-name="val4"/>
          <table:table-cell table:style-name="ce56" table:content-validation-name="val5"/>
          <table:table-cell table:style-name="ce56" table:content-validation-name="val5" office:value-type="string" calcext:value-type="string">
            <text:p>○</text:p>
          </table:table-cell>
          <table:table-cell table:style-name="ce56" table:content-validation-name="val5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削除</text:p>
          </table:table-cell>
          <table:table-cell office:value-type="string" calcext:value-type="string">
            <text:p>is_deleted</text:p>
          </table:table-cell>
          <table:table-cell table:style-name="ce50" table:content-validation-name="val4"/>
          <table:table-cell table:style-name="ce56" table:content-validation-name="val5"/>
          <table:table-cell table:style-name="ce56" table:content-validation-name="val5" office:value-type="string" calcext:value-type="string">
            <text:p>○</text:p>
          </table:table-cell>
          <table:table-cell table:style-name="ce56" table:content-validation-name="val5"/>
          <table:table-cell table:style-name="ce56" table:content-validation-name="val6"/>
          <table:table-cell table:style-name="ce53"/>
          <table:table-cell table:style-name="ce42"/>
          <table:table-cell table:number-columns-repeated="3"/>
        </table:table-row>
        <calcext:conditional-formats>
          <calcext:conditional-format calcext:target-range-address="テンプレート.B2:テンプレート.B2">
            <calcext:condition calcext:apply-style-name="テーブル物理名" calcext:value="=&quot; &quot;" calcext:base-cell-address="テンプレート.B2"/>
          </calcext:conditional-format>
          <calcext:conditional-format calcext:target-range-address="テンプレート.B3:テンプレート.B3">
            <calcext:condition calcext:apply-style-name="インデックス作成SQL" calcext:value="=&quot; &quot;" calcext:base-cell-address="テンプレート.B3"/>
          </calcext:conditional-format>
          <calcext:conditional-format calcext:target-range-address="テンプレート.B1:テンプレート.B1">
            <calcext:condition calcext:apply-style-name="テーブル論理名" calcext:value="=&quot; &quot;" calcext:base-cell-address="テンプレート.B1"/>
          </calcext:conditional-format>
        </calcext:conditional-formats>
      </table:table>
      <table:table table:name="設定" table:style-name="ta1" table:protected="true" table:print-ranges="設定.A1:設定.I9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6" form:id="control6" form:label="カラムの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7" form:id="control7" form:label="カラム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8" form:id="control8" form:label="テーブル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Table?language=Basic&amp;location=document" xlink:type="simple"/>
              </office:event-listeners>
            </form:button>
          </form:form>
        </office:forms>
        <table:shapes>
          <draw:control draw:z-index="0" draw:name="コントロール 3" draw:text-style-name="P2" svg:width="4.741cm" svg:height="1.888cm" svg:x="31.066cm" svg:y="1.017cm" draw:control="control6"/>
          <draw:control draw:z-index="1" draw:name="コントロール 4" draw:text-style-name="P2" svg:width="4.741cm" svg:height="1.888cm" svg:x="31.067cm" svg:y="3.211cm" draw:control="control7"/>
        </table:shapes>
        <table:table-column table:style-name="co6" table:default-cell-style-name="ce12"/>
        <table:table-column table:style-name="co6" table:default-cell-style-name="ce33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6" table:default-cell-style-name="ce38"/>
        <table:table-column table:style-name="co11" table:default-cell-style-name="ce38"/>
        <table:table-column table:style-name="co12" table:default-cell-style-name="ce38"/>
        <table:table-column table:style-name="co5" table:number-columns-repeated="3" table:default-cell-style-name="Default"/>
        <table:table-row table:style-name="ro3">
          <table:table-cell office:value-type="string" calcext:value-type="string">
            <text:p>テーブル名（論理名）</text:p>
          </table:table-cell>
          <table:table-cell table:style-name="ce60" table:formula="of:=MID(CELL(&quot;FILENAME&quot;;[.A1]);FIND(&quot;#$&quot;;CELL(&quot;FILENAME&quot;;[.A1]))+2;999)" office:value-type="string" office:string-value="設定" calcext:value-type="string" table:number-columns-spanned="8" table:number-rows-spanned="1">
            <text:p>設定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テーブル名（物理名）</text:p>
          </table:table-cell>
          <table:table-cell table:style-name="ce61" office:value-type="string" calcext:value-type="string" table:number-columns-spanned="8" table:number-rows-spanned="1">
            <text:p>setting</text:p>
          </table:table-cell>
          <table:covered-table-cell table:number-columns-repeated="7"/>
          <table:table-cell table:number-columns-repeated="2"/>
          <table:table-cell>
            <draw:control draw:z-index="2" draw:name="コントロール 5" draw:text-style-name="P2" svg:width="4.741cm" svg:height="1.888cm" svg:x="1.415cm" svg:y="0.214cm" draw:control="control8"/>
          </table:table-cell>
        </table:table-row>
        <table:table-row table:style-name="ro5">
          <table:table-cell office:value-type="string" calcext:value-type="string">
            <text:p>インデックス作成SQL</text:p>
          </table:table-cell>
          <table:table-cell table:style-name="ce62" office:value-type="string" calcext:value-type="string" table:number-columns-spanned="8" table:number-rows-spanned="1">
            <text:p><text:s/></text:p>
          </table:table-cell>
          <table:covered-table-cell table:number-columns-repeated="7"/>
          <table:table-cell table:number-columns-repeated="3"/>
        </table:table-row>
        <table:table-row table:style-name="ro5">
          <table:table-cell office:value-type="string" calcext:value-type="string">
            <text:p>メモ</text:p>
          </table:table-cell>
          <table:table-cell table:style-name="ce32" table:number-columns-spanned="8" table:number-rows-spanned="1"/>
          <table:covered-table-cell table:number-columns-repeated="7"/>
          <table:table-cell table:number-columns-repeated="3"/>
        </table:table-row>
        <table:table-row table:style-name="ro3">
          <table:table-cell table:style-name="ce13"/>
          <table:table-cell table:style-name="ce17" table:number-columns-repeated="8"/>
          <table:table-cell table:number-columns-repeated="3"/>
        </table:table-row>
        <table:table-row table:style-name="ro6">
          <table:table-cell office:value-type="string" calcext:value-type="string">
            <text:p>カラム名（論理名）</text:p>
          </table:table-cell>
          <table:table-cell table:style-name="ce12" office:value-type="string" calcext:value-type="string">
            <text:p>カラム名（物理名）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UNIQUE</text:p>
          </table:table-cell>
          <table:table-cell table:style-name="ce12" office:value-type="string" calcext:value-type="string">
            <text:p>AUTO INCREMENT （SEQUENCE名）</text:p>
          </table:table-cell>
          <table:table-cell table:style-name="ce12" office:value-type="string" calcext:value-type="string">
            <text:p>デフォルト値</text:p>
          </table:table-cell>
          <table:table-cell table:style-name="ce12" office:value-type="string" calcext:value-type="string">
            <text:p>メモ</text:p>
          </table:table-cell>
          <table:table-cell table:number-columns-repeated="3"/>
        </table:table-row>
        <table:table-row table:style-name="ro7" table:visibility="collapse">
          <table:table-cell table:style-name="ce33"/>
          <table:table-cell/>
          <table:table-cell table:style-name="ce50" table:content-validation-name="val4"/>
          <table:table-cell table:style-name="ce56" table:content-validation-name="val5" table:number-columns-repeated="3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table:style-name="ce50" table:content-validation-name="val4" office:value-type="string" calcext:value-type="string">
            <text:p>text 🐦</text:p>
          </table:table-cell>
          <table:table-cell table:number-columns-repeated="3" table:style-name="ce56" table:content-validation-name="val5" office:value-type="string" calcext:value-type="string">
            <text:p>○</text:p>
          </table:table-cell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値</text:p>
          </table:table-cell>
          <table:table-cell office:value-type="string" calcext:value-type="string">
            <text:p>value</text:p>
          </table:table-cell>
          <table:table-cell table:style-name="ce50" table:content-validation-name="val4" office:value-type="string" calcext:value-type="string">
            <text:p>text 🐦</text:p>
          </table:table-cell>
          <table:table-cell table:style-name="ce56" table:content-validation-name="val5"/>
          <table:table-cell table:style-name="ce56" table:content-validation-name="val5" office:value-type="string" calcext:value-type="string">
            <text:p>○</text:p>
          </table:table-cell>
          <table:table-cell table:style-name="ce56" table:content-validation-name="val5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calcext:conditional-formats>
          <calcext:conditional-format calcext:target-range-address="設定.B2:設定.B2">
            <calcext:condition calcext:apply-style-name="テーブル物理名" calcext:value="=&quot; &quot;" calcext:base-cell-address="設定.B2"/>
          </calcext:conditional-format>
          <calcext:conditional-format calcext:target-range-address="設定.B3:設定.B3">
            <calcext:condition calcext:apply-style-name="インデックス作成SQL" calcext:value="=&quot; &quot;" calcext:base-cell-address="設定.B3"/>
          </calcext:conditional-format>
          <calcext:conditional-format calcext:target-range-address="設定.B1:設定.B1">
            <calcext:condition calcext:apply-style-name="テーブル論理名" calcext:value="=&quot; &quot;" calcext:base-cell-address="設定.B1"/>
          </calcext:conditional-format>
        </calcext:conditional-formats>
      </table:table>
      <table:table table:name="Cookie認証" table:style-name="ta1" table:protected="true" table:print-ranges="Cookie認証.A1:Cookie認証.I9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9" form:id="control9" form:label="カラムの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10" form:id="control10" form:label="カラム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11" form:id="control11" form:label="テーブル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Table?language=Basic&amp;location=document" xlink:type="simple"/>
              </office:event-listeners>
            </form:button>
          </form:form>
        </office:forms>
        <table:shapes>
          <draw:control draw:z-index="0" draw:name="コントロール 3" draw:text-style-name="P2" svg:width="4.741cm" svg:height="1.888cm" svg:x="31.066cm" svg:y="1.017cm" draw:control="control9"/>
          <draw:control draw:z-index="1" draw:name="コントロール 4" draw:text-style-name="P2" svg:width="4.741cm" svg:height="1.888cm" svg:x="31.067cm" svg:y="3.211cm" draw:control="control10"/>
        </table:shapes>
        <table:table-column table:style-name="co6" table:default-cell-style-name="ce12"/>
        <table:table-column table:style-name="co6" table:default-cell-style-name="ce33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6" table:default-cell-style-name="ce38"/>
        <table:table-column table:style-name="co11" table:default-cell-style-name="ce38"/>
        <table:table-column table:style-name="co12" table:default-cell-style-name="ce38"/>
        <table:table-column table:style-name="co5" table:number-columns-repeated="3" table:default-cell-style-name="Default"/>
        <table:table-row table:style-name="ro3">
          <table:table-cell office:value-type="string" calcext:value-type="string">
            <text:p>テーブル名（論理名）</text:p>
          </table:table-cell>
          <table:table-cell table:style-name="ce63" table:formula="of:=MID(CELL(&quot;FILENAME&quot;;[.A1]);FIND(&quot;#$&quot;;CELL(&quot;FILENAME&quot;;[.A1]))+2;999)" office:value-type="string" office:string-value="Cookie認証" calcext:value-type="string" table:number-columns-spanned="8" table:number-rows-spanned="1">
            <text:p>Cookie認証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テーブル名（物理名）</text:p>
          </table:table-cell>
          <table:table-cell table:style-name="ce64" office:value-type="string" calcext:value-type="string" table:number-columns-spanned="8" table:number-rows-spanned="1">
            <text:p>cookie_authentication</text:p>
          </table:table-cell>
          <table:covered-table-cell table:number-columns-repeated="7"/>
          <table:table-cell table:number-columns-repeated="2"/>
          <table:table-cell>
            <draw:control draw:z-index="2" draw:name="コントロール 5" draw:text-style-name="P2" svg:width="4.741cm" svg:height="1.888cm" svg:x="1.415cm" svg:y="0.214cm" draw:control="control11"/>
          </table:table-cell>
        </table:table-row>
        <table:table-row table:style-name="ro5">
          <table:table-cell office:value-type="string" calcext:value-type="string">
            <text:p>インデックス作成SQL</text:p>
          </table:table-cell>
          <table:table-cell table:style-name="ce65" office:value-type="string" calcext:value-type="string" table:number-columns-spanned="8" table:number-rows-spanned="1">
            <text:p><text:s/></text:p>
          </table:table-cell>
          <table:covered-table-cell table:number-columns-repeated="7"/>
          <table:table-cell table:number-columns-repeated="3"/>
        </table:table-row>
        <table:table-row table:style-name="ro5">
          <table:table-cell office:value-type="string" calcext:value-type="string">
            <text:p>メモ</text:p>
          </table:table-cell>
          <table:table-cell table:style-name="ce32" table:number-columns-spanned="8" table:number-rows-spanned="1"/>
          <table:covered-table-cell table:number-columns-repeated="7"/>
          <table:table-cell table:number-columns-repeated="3"/>
        </table:table-row>
        <table:table-row table:style-name="ro3">
          <table:table-cell table:style-name="ce13"/>
          <table:table-cell table:style-name="ce17" table:number-columns-repeated="8"/>
          <table:table-cell table:number-columns-repeated="3"/>
        </table:table-row>
        <table:table-row table:style-name="ro6">
          <table:table-cell office:value-type="string" calcext:value-type="string">
            <text:p>カラム名（論理名）</text:p>
          </table:table-cell>
          <table:table-cell table:style-name="ce12" office:value-type="string" calcext:value-type="string">
            <text:p>カラム名（物理名）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UNIQUE</text:p>
          </table:table-cell>
          <table:table-cell table:style-name="ce12" office:value-type="string" calcext:value-type="string">
            <text:p>AUTO INCREMENT （SEQUENCE名）</text:p>
          </table:table-cell>
          <table:table-cell table:style-name="ce12" office:value-type="string" calcext:value-type="string">
            <text:p>デフォルト値</text:p>
          </table:table-cell>
          <table:table-cell table:style-name="ce12" office:value-type="string" calcext:value-type="string">
            <text:p>メモ</text:p>
          </table:table-cell>
          <table:table-cell table:number-columns-repeated="3"/>
        </table:table-row>
        <table:table-row table:style-name="ro7" table:visibility="collapse">
          <table:table-cell table:style-name="ce33"/>
          <table:table-cell/>
          <table:table-cell table:style-name="ce50" table:content-validation-name="val4"/>
          <table:table-cell table:style-name="ce56" table:content-validation-name="val5" table:number-columns-repeated="3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table:style-name="ce50" table:content-validation-name="val4" office:value-type="string" calcext:value-type="string">
            <text:p>text 🐦</text:p>
          </table:table-cell>
          <table:table-cell table:number-columns-repeated="3" table:style-name="ce56" table:content-validation-name="val5" office:value-type="string" calcext:value-type="string">
            <text:p>○</text:p>
          </table:table-cell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table:table-row table:style-name="ro7">
          <table:table-cell table:style-name="ce33" office:value-type="string" calcext:value-type="string">
            <text:p>アクセス日時</text:p>
          </table:table-cell>
          <table:table-cell office:value-type="string" calcext:value-type="string">
            <text:p>access_time</text:p>
          </table:table-cell>
          <table:table-cell table:style-name="ce50" table:content-validation-name="val4" office:value-type="string" calcext:value-type="string">
            <text:p>text 🐦</text:p>
          </table:table-cell>
          <table:table-cell table:style-name="ce56" table:content-validation-name="val5"/>
          <table:table-cell table:style-name="ce56" table:content-validation-name="val5" office:value-type="string" calcext:value-type="string">
            <text:p>○</text:p>
          </table:table-cell>
          <table:table-cell table:style-name="ce56" table:content-validation-name="val5"/>
          <table:table-cell table:style-name="ce56" table:content-validation-name="val6"/>
          <table:table-cell table:style-name="ce41"/>
          <table:table-cell table:style-name="ce42"/>
          <table:table-cell table:number-columns-repeated="3"/>
        </table:table-row>
        <calcext:conditional-formats>
          <calcext:conditional-format calcext:target-range-address="Cookie認証.B2:Cookie認証.B2">
            <calcext:condition calcext:apply-style-name="テーブル物理名" calcext:value="=&quot; &quot;" calcext:base-cell-address="Cookie認証.B2"/>
          </calcext:conditional-format>
          <calcext:conditional-format calcext:target-range-address="Cookie認証.B3:Cookie認証.B3">
            <calcext:condition calcext:apply-style-name="インデックス作成SQL" calcext:value="=&quot; &quot;" calcext:base-cell-address="Cookie認証.B3"/>
          </calcext:conditional-format>
          <calcext:conditional-format calcext:target-range-address="Cookie認証.B1:Cookie認証.B1">
            <calcext:condition calcext:apply-style-name="テーブル論理名" calcext:value="=&quot; &quot;" calcext:base-cell-address="Cookie認証.B1"/>
          </calcext:conditional-format>
        </calcext:conditional-formats>
      </table:table>
      <table:table table:name="ブックマーク" table:style-name="ta1" table:protected="true" table:print-ranges="ブックマーク.A1:ブックマーク.I13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2" form:id="control12" form:label="カラムの追加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13" form:id="control13" form:label="カラム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Column?language=Basic&amp;location=document" xlink:type="simple"/>
              </office:event-listeners>
            </form:button>
            <form:button form:name="プッシュボタン 1" form:control-implementation="ooo:com.sun.star.form.component.CommandButton" xml:id="control14" form:id="control14" form:label="テーブルの削除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deleteTable?language=Basic&amp;location=document" xlink:type="simple"/>
              </office:event-listeners>
            </form:button>
          </form:form>
        </office:forms>
        <table:shapes>
          <draw:control draw:z-index="0" draw:name="コントロール 3" draw:text-style-name="P2" svg:width="4.741cm" svg:height="1.888cm" svg:x="31.066cm" svg:y="1.017cm" draw:control="control12"/>
          <draw:control draw:z-index="1" draw:name="コントロール 4" draw:text-style-name="P2" svg:width="4.741cm" svg:height="1.888cm" svg:x="31.067cm" svg:y="3.211cm" draw:control="control13"/>
        </table:shapes>
        <table:table-column table:style-name="co6" table:number-columns-repeated="2" table:default-cell-style-name="ce33"/>
        <table:table-column table:style-name="co7" table:default-cell-style-name="ce50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6" table:default-cell-style-name="ce56"/>
        <table:table-column table:style-name="co11" table:default-cell-style-name="ce41"/>
        <table:table-column table:style-name="co12" table:default-cell-style-name="ce42"/>
        <table:table-column table:style-name="co5" table:number-columns-repeated="3" table:default-cell-style-name="Default"/>
        <table:table-row table:style-name="ro3">
          <table:table-cell table:style-name="ce12" office:value-type="string" calcext:value-type="string">
            <text:p>テーブル名（論理名）</text:p>
          </table:table-cell>
          <table:table-cell table:style-name="ce66" table:formula="of:=MID(CELL(&quot;FILENAME&quot;;[.A1]);FIND(&quot;#$&quot;;CELL(&quot;FILENAME&quot;;[.A1]))+2;999)" office:value-type="string" office:string-value="ブックマーク" calcext:value-type="string" table:number-columns-spanned="8" table:number-rows-spanned="1">
            <text:p>ブックマーク</text:p>
          </table:table-cell>
          <table:covered-table-cell table:number-columns-repeated="7" table:style-name="ce38"/>
          <table:table-cell table:number-columns-repeated="3"/>
        </table:table-row>
        <table:table-row table:style-name="ro3">
          <table:table-cell table:style-name="ce12" office:value-type="string" calcext:value-type="string">
            <text:p>テーブル名（物理名）</text:p>
          </table:table-cell>
          <table:table-cell table:style-name="ce67" office:value-type="string" calcext:value-type="string" table:number-columns-spanned="8" table:number-rows-spanned="1">
            <text:p>bookmark</text:p>
          </table:table-cell>
          <table:covered-table-cell table:number-columns-repeated="7" table:style-name="ce38"/>
          <table:table-cell table:number-columns-repeated="2"/>
          <table:table-cell>
            <draw:control draw:z-index="2" draw:name="コントロール 5" draw:text-style-name="P2" svg:width="4.741cm" svg:height="1.888cm" svg:x="1.415cm" svg:y="0.214cm" draw:control="control14"/>
          </table:table-cell>
        </table:table-row>
        <table:table-row table:style-name="ro5">
          <table:table-cell table:style-name="ce12" office:value-type="string" calcext:value-type="string">
            <text:p>インデックス作成SQL</text:p>
          </table:table-cell>
          <table:table-cell table:style-name="ce68" office:value-type="string" calcext:value-type="string" table:number-columns-spanned="8" table:number-rows-spanned="1">
            <text:p><text:s/></text:p>
          </table:table-cell>
          <table:covered-table-cell table:number-columns-repeated="7" table:style-name="ce38"/>
          <table:table-cell table:number-columns-repeated="3"/>
        </table:table-row>
        <table:table-row table:style-name="ro5">
          <table:table-cell table:style-name="ce12" office:value-type="string" calcext:value-type="string">
            <text:p>メモ</text:p>
          </table:table-cell>
          <table:table-cell table:style-name="ce32" table:number-columns-spanned="8" table:number-rows-spanned="1"/>
          <table:covered-table-cell table:number-columns-repeated="7" table:style-name="ce38"/>
          <table:table-cell table:number-columns-repeated="3"/>
        </table:table-row>
        <table:table-row table:style-name="ro3">
          <table:table-cell table:style-name="ce13"/>
          <table:table-cell table:style-name="ce17" table:number-columns-repeated="8"/>
          <table:table-cell table:number-columns-repeated="3"/>
        </table:table-row>
        <table:table-row table:style-name="ro6">
          <table:table-cell table:style-name="ce12" office:value-type="string" calcext:value-type="string">
            <text:p>カラム名（論理名）</text:p>
          </table:table-cell>
          <table:table-cell table:style-name="ce12" office:value-type="string" calcext:value-type="string">
            <text:p>カラム名（物理名）</text:p>
          </table:table-cell>
          <table:table-cell table:style-name="ce12" office:value-type="string" calcext:value-type="string">
            <text:p>型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UNIQUE</text:p>
          </table:table-cell>
          <table:table-cell table:style-name="ce12" office:value-type="string" calcext:value-type="string">
            <text:p>AUTO INCREMENT （SEQUENCE名）</text:p>
          </table:table-cell>
          <table:table-cell table:style-name="ce12" office:value-type="string" calcext:value-type="string">
            <text:p>デフォルト値</text:p>
          </table:table-cell>
          <table:table-cell table:style-name="ce12" office:value-type="string" calcext:value-type="string">
            <text:p>メモ</text:p>
          </table:table-cell>
          <table:table-cell table:number-columns-repeated="3"/>
        </table:table-row>
        <table:table-row table:style-name="ro7" table:visibility="collapse">
          <table:table-cell table:number-columns-repeated="2"/>
          <table:table-cell table:content-validation-name="val4"/>
          <table:table-cell table:content-validation-name="val5" table:number-columns-repeated="3"/>
          <table:table-cell table:content-validation-name="val6"/>
          <table:table-cell table:number-columns-repeated="5"/>
        </table:table-row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table:content-validation-name="val4" office:value-type="string" calcext:value-type="string">
            <text:p>integer 🐦</text:p>
          </table:table-cell>
          <table:table-cell table:number-columns-repeated="3" table:content-validation-name="val5" office:value-type="string" calcext:value-type="string">
            <text:p>○</text:p>
          </table:table-cell>
          <table:table-cell table:content-validation-name="val6" office:value-type="string" calcext:value-type="string">
            <text:p>○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RL</text:p>
          </table:table-cell>
          <table:table-cell office:value-type="string" calcext:value-type="string">
            <text:p>url</text:p>
          </table:table-cell>
          <table:table-cell table:content-validation-name="val4" office:value-type="string" calcext:value-type="string">
            <text:p>text 🐦</text:p>
          </table:table-cell>
          <table:table-cell table:content-validation-name="val5"/>
          <table:table-cell table:content-validation-name="val5" office:value-type="string" calcext:value-type="string">
            <text:p>○</text:p>
          </table:table-cell>
          <table:table-cell table:content-validation-name="val5"/>
          <table:table-cell table:content-validation-name="val6"/>
          <table:table-cell table:number-columns-repeated="5"/>
        </table:table-row>
        <table:table-row table:style-name="ro7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table:content-validation-name="val4" office:value-type="string" calcext:value-type="string">
            <text:p>text 🐦</text:p>
          </table:table-cell>
          <table:table-cell table:content-validation-name="val5"/>
          <table:table-cell table:content-validation-name="val5" office:value-type="string" calcext:value-type="string">
            <text:p>○</text:p>
          </table:table-cell>
          <table:table-cell table:content-validation-name="val5"/>
          <table:table-cell table:content-validation-name="val6"/>
          <table:table-cell table:style-name="ce53"/>
          <table:table-cell table:number-columns-repeated="4"/>
        </table:table-row>
        <table:table-row table:style-name="ro7">
          <table:table-cell office:value-type="string" calcext:value-type="string">
            <text:p>アイコンのURL</text:p>
          </table:table-cell>
          <table:table-cell office:value-type="string" calcext:value-type="string">
            <text:p>icon_url</text:p>
          </table:table-cell>
          <table:table-cell table:content-validation-name="val4" office:value-type="string" calcext:value-type="string">
            <text:p>text 🐦</text:p>
          </table:table-cell>
          <table:table-cell table:content-validation-name="val5" table:number-columns-repeated="3"/>
          <table:table-cell table:content-validation-name="val6"/>
          <table:table-cell table:number-columns-repeated="5"/>
        </table:table-row>
        <table:table-row table:style-name="ro7">
          <table:table-cell office:value-type="string" calcext:value-type="string">
            <text:p>ラベル付け</text:p>
          </table:table-cell>
          <table:table-cell office:value-type="string" calcext:value-type="string">
            <text:p>labeling</text:p>
          </table:table-cell>
          <table:table-cell table:content-validation-name="val4" office:value-type="string" calcext:value-type="string">
            <text:p>text 🐦</text:p>
          </table:table-cell>
          <table:table-cell table:content-validation-name="val5" table:number-columns-repeated="3"/>
          <table:table-cell table:content-validation-name="val6"/>
          <table:table-cell table:number-columns-repeated="5"/>
        </table:table-row>
        <table:table-row table:style-name="ro7">
          <table:table-cell office:value-type="string" calcext:value-type="string">
            <text:p>ソート番号</text:p>
          </table:table-cell>
          <table:table-cell office:value-type="string" calcext:value-type="string">
            <text:p>sort_number</text:p>
          </table:table-cell>
          <table:table-cell table:content-validation-name="val4" office:value-type="string" calcext:value-type="string">
            <text:p>integer 🐦</text:p>
          </table:table-cell>
          <table:table-cell table:content-validation-name="val5"/>
          <table:table-cell table:content-validation-name="val5" office:value-type="string" calcext:value-type="string">
            <text:p>○</text:p>
          </table:table-cell>
          <table:table-cell table:content-validation-name="val5"/>
          <table:table-cell table:content-validation-name="val6"/>
          <table:table-cell table:number-columns-repeated="5"/>
        </table:table-row>
        <calcext:conditional-formats>
          <calcext:conditional-format calcext:target-range-address="ブックマーク.B2:ブックマーク.B2">
            <calcext:condition calcext:apply-style-name="テーブル物理名" calcext:value="=&quot; &quot;" calcext:base-cell-address="ブックマーク.B2"/>
          </calcext:conditional-format>
          <calcext:conditional-format calcext:target-range-address="ブックマーク.B3:ブックマーク.B3">
            <calcext:condition calcext:apply-style-name="インデックス作成SQL" calcext:value="=&quot; &quot;" calcext:base-cell-address="ブックマーク.B3"/>
          </calcext:conditional-format>
          <calcext:conditional-format calcext:target-range-address="ブックマーク.B1:ブックマーク.B1">
            <calcext:condition calcext:apply-style-name="テーブル論理名" calcext:value="=&quot; &quot;" calcext:base-cell-address="ブックマーク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VL Pゴシック" svg:font-family="'VL Pゴシック'" style:font-adornments="標準" style:font-pitch="variable"/>
    <style:font-face style:name="VL Pゴシック1" svg:font-family="'VL Pゴシック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text-style style:name="N112">
      <number:text-content/>
      <number:text>例: CREATE INDEX fruit_id_index ON fruit (id);</number:text>
    </number:text-style>
    <number:text-style style:name="N113">
      <number:text-content/>
      <number:text>例: fruit</number:text>
    </number:text-style>
    <number:text-style style:name="N114">
      <number:text-content/>
      <number:text>例: 果物</number:text>
    </number:text-style>
    <number:number-style style:name="N116P0" style:volatile="true">
      <number:text/>
    </number:number-style>
    <number:number-style style:name="N116P1" style:volatile="true">
      <number:text/>
    </number:number-style>
    <number:number-style style:name="N116P2" style:volatile="true">
      <number:text/>
    </number:number-style>
    <number:text-style style:name="N116">
      <number:text>CREATE INDEX fruit_id_index ON fruit (id);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/>
    </number:number-style>
    <number:number-style style:name="N117P1" style:volatile="true">
      <number:text/>
    </number:number-style>
    <number:number-style style:name="N117P2" style:volatile="true">
      <number:text/>
    </number:number-style>
    <number:text-style style:name="N117">
      <number:text>果物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/>
    </number:number-style>
    <number:number-style style:name="N118P1" style:volatile="true">
      <number:text/>
    </number:number-style>
    <number:number-style style:name="N118P2" style:volatile="true">
      <number:text/>
    </number:number-style>
    <number:text-style style:name="N118">
      <number:text>fruit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¥</number:text>
      <number:number number:decimal-places="0" number:min-decimal-places="0" number:min-integer-digits="1" number:grouping="true"/>
    </number:number-style>
    <number:number-style style:name="N120">
      <number:text>¥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¥</number:text>
      <number:number number:decimal-places="2" number:min-decimal-places="2" number:min-integer-digits="1" number:grouping="true"/>
    </number:number-style>
    <number:number-style style:name="N123">
      <number:text>¥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¥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1"/>
      <number:text> </number:text>
    </number:number-style>
    <number:number-style style:name="N156">
      <number:text>CREATE INDEX fruit_id_index ON fruit (id);</number:text>
    </number:number-style>
    <number:text-style style:name="N157">
      <number:text>出力先のパス指定: </number:text>
      <number:text-content/>
    </number:text-style>
    <number:text-style style:name="N158">
      <number:text>デフォルトのDBタイプ: </number:text>
      <number:text-content/>
    </number:text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</number:date-style>
    <number:number-style style:name="N1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style:style style:name="Default" style:family="table-cell">
      <style:text-properties style:font-name="VL Pゴシック" fo:font-family="'VL Pゴシック'" style:font-style-name="標準" style:font-pitch="variable" style:font-name-asian="VL Pゴシック" style:font-family-asian="'VL Pゴシック'" style:font-style-name-asian="標準" style:font-pitch-asian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インデックス作成SQL" style:family="table-cell" style:parent-style-name="Default" style:data-style-name="N112">
      <style:text-properties fo:color="#cccccc"/>
    </style:style>
    <style:style style:name="テーブル論理名" style:family="table-cell" style:parent-style-name="Default" style:data-style-name="N114">
      <style:text-properties fo:color="#cccccc"/>
    </style:style>
    <style:style style:name="テーブル物理名" style:family="table-cell" style:parent-style-name="Default" style:data-style-name="N113">
      <style:text-properties fo:color="#cccccc"/>
    </style:style>
  </office:styles>
  <office:automatic-styles>
    <style:page-layout style:name="Mpm1">
      <style:page-layout-properties fo:margin-left="1.499cm" fo:margin-right="1.499cm" style:scale-to="58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VL Pゴシック" fo:font-size="12pt" style:font-name-asian="VL Pゴシック" style:font-size-asian="12pt"/>
    </style:style>
  </office:automatic-styles>
  <office:master-styles>
    <style:master-page style:name="Default" style:page-layout-name="Mpm1">
      <style:header style:display="false">
        <style:region-left>
          <text:p><text:sheet-name>???</text:sheet-name></text:p>
        </style:region-left>
      </style:header>
      <style:header-left style:display="false"/>
      <style:header-first style:display="false">
        <style:region-left>
          <text:p><text:sheet-name>???</text:sheet-name></text:p>
        </style:region-left>
      </style:header-first>
      <style:foo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>
        <style:region-right>
          <text:p><text:page-number>1</text:page-number>/<text:page-count>99</text:page-count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1:23:56.908596217</meta:creation-date>
    <dc:date>2024-09-03T14:38:48.919852834</dc:date>
    <meta:editing-duration>P1DT6H37M6S</meta:editing-duration>
    <meta:editing-cycles>373</meta:editing-cycles>
    <meta:generator>LibreOffice/7.4.7.2$Linux_X86_64 LibreOffice_project/40$Build-2</meta:generator>
    <meta:document-statistic meta:table-count="6" meta:cell-count="310" meta:object-count="1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addTable()
	Dim sheetName As String
	sheetName = InputBox("テーブルの論理名を入力してください。", "論理名の入力")
	If Len(sheetName) = 0 Then Exit Sub
	Dim addedSheet As Object
	If ThisComponent.Sheets.hasByName(sheetName) = False Then
		Dim sheet As Object
		ThisComponent.Sheets.copyByName("テンプレート", sheetName, ThisComponent.Sheets.getCount())
		addedSheet = ThisComponent.Sheets.getByName(sheetName)
		Dim defaultDB As String
		defaultDB = Replace(ThisComponent.Sheets.getByName("コントロールパネル").getCellRangeByName("C4").getString(), "デフォルトのDBタイプ: ", "")
		Select Case defaultDB
			Case "SQLite"
				addedSheet.getCellRangeByName("C8").setString("integer 🐦")
				addedSheet.getCellRangeByName("C9").setString("text 🐦")
				addedSheet.getCellRangeByName("C10").setString("integer 🐦")
			Case "PostgreSQL"
				addedSheet.getCellRangeByName("C8").setString("bigint 🐘")
				addedSheet.getCellRangeByName("C9").setString("text 🐘")
				addedSheet.getCellRangeByName("C10").setString("boolean 🐘")
			Case "MySQL"
				addedSheet.getCellRangeByName("C8").setString("bigint 🐬")
				addedSheet.getCellRangeByName("C9").setString("text  🐬")
				addedSheet.getCellRangeByName("C10").setString("boolean 🐬")
		End Select
	Else
		addedSheet = ThisComponent.Sheets.getByName(sheetName)
	End If
	ThisComponent.CurrentController.Select(addedSheet.getCellRangeByName("B2:I2"))
End Sub


Sub deleteTable()
	Dim sheet As Object
	sheet = ThisComponent.CurrentController.ActiveSheet
	If sheet.Name = "テンプレート" Then Exit Sub
	If MsgBox("テーブルを削除しますか？",  4 +  32 + 256, "削除の確認") = 7 Then Exit Sub
	ThisComponent.Sheets.removeByName(sheet.Name)
End Sub


Sub addColumn()
	Dim sheet As Object
	sheet = ThisComponent.CurrentController.ActiveSheet
	Dim selection As Object
	selection = ThisComponent.CurrentSelection
	Dim rowIndex As Integer
	rowIndex = selection.RangeAddress.EndRow
	If rowIndex &lt; 6 Then
		rowIndex = 6
	End If
	Dim maximumRowIndex As Integer
	maximumRowIndex = 200
	Do Until sheet.getCellByPosition(0, maximumRowIndex).Size.Height &gt; 453
		maximumRowIndex = maximumRowIndex - 1
	Loop
	If rowIndex &gt; maximumRowIndex Then
		rowIndex = maximumRowIndex
	End If
	rowIndex = rowIndex + 1
	sheet.Unprotect("")
	Dim numberOfAddRows As Integer
	numberOfAddRows = selection.RangeAddress.EndRow - selection.RangeAddress.StartRow
	Dim pasteRowIndex As Integer
	For pasteRowIndex = rowIndex To rowIndex + numberOfAddRows
		sheet.getRows.insertByIndex(pasteRowIndex, 1)
		sheet.copyRange(sheet.getCellByPosition(0, pasteRowIndex).getCellAddress(), sheet.getCellRangeByName("A7:I7").getRangeAddress())
	Next pasteRowIndex
	sheet.setPrintAreas(Array(sheet.getCellRangeByName("A1:I" &amp; maximumRowIndex + numberOfAddRows + 2).getRangeAddress()))
	sheet.Protect("")
End Sub


Sub deleteColumn()
	Dim sheet As Object
	sheet = ThisComponent.CurrentController.ActiveSheet
	Dim selection As Object
	selection = ThisComponent.CurrentSelection
	Dim deleteRowIndex As Integer
	deleteRowIndex = selection.RangeAddress.StartRow
	If deleteRowIndex &lt; 7 Then Exit Sub
	sheet.Unprotect("")
	sheet.getRows.removeByIndex(deleteRowIndex, selection.Rows.Count)
	sheet.Protect("")
End Sub


Sub createDDL()
	Dim thisFilePath As String
	thisFilePath = ConvertFromURL(ThisComponent.getURL())
	Dim thisDirectoryPath As String
	thisDirectoryPath = Left(thisFilePath, Len(thisFilePath) - Len(ThisComponent.getTitle()))
	Dim controlPanel As Object
	controlPanel = ThisComponent.Sheets.getByName("コントロールパネル")
	Dim simpleFileAccess As Object
	simpleFileAccess = CreateUnoService("com.sun.star.ucb.SimpleFileAccess")
	Dim saveFilePath As String
	saveFilePath = Replace(controlPanel.getCellRangeByName("C7").getString(), "出力先のパス指定: ", "")
	If InStr(saveFilePath, ".ddl") = 0 And InStr(saveFilePath, ".sql") = 0 Then
		Dim filePicker As Object
		filePicker = createUnoService("com.sun.star.ui.dialogs.FilePicker")
		filePicker.initialize(Array(com.sun.star.ui.dialogs.TemplateDescription.FILESAVE_SIMPLE))
		filePicker.appendFilter("DDLファイル(*.ddl)", "*.ddl")
		filePicker.appendFilter("SQLファイル(*.sql)", "*.sql")
		If filePicker.execute() = 0 Then Exit Sub
		Dim saveFiles() As String
		saveFiles = filePicker.getFiles()
		Dim saveFileUrl As String
		saveFileUrl = saveFiles(0)
		saveFilePath = ConvertFromURL(saveFileUrl)
	Else
		If Ubound(Split(saveFilePath, GetPathSeparator())) = 0 Or Left(saveFilePath, 1) = "." Then
			saveFilePath = thisDirectoryPath &amp; saveFilePath
		End If
	End If
	'Create SQL
	Dim db As String
	Dim lines as Object
	lines = New Collection
	For Each sheet In ThisComponent.Sheets
		Dim line As String
		Dim numberOfAutoIncrement As Integer
		numberOfAutoIncrement = 0
		Select Case sheet.Name
			Case "コントロールパネル"
			Case "データ型"
			Case "テンプレート"
			Case Else
				Dim tableName As String
				tableName = Trim(sheet.getCellByPosition(1, 1).getString())
				If Len(tableName) = 0 Then
					MsgBox("テーブルの物理名が入力されていません。", 16, "エラー")
					ThisComponent.CurrentController.Select(sheet.getCellRangeByName("B2:I2"))
					Exit Sub
				End If
				'DB
				Dim rowIndex As Integer
				rowIndex = 7
				Do While sheet.getCellByPosition(0, rowIndex).Size.Height &gt; 453
					Dim currentDB As String
					currentDB = Right(sheet.getCellByPosition(2, rowIndex).getString(), 1)
					If Len(db) = 0 Then
						db = currentDB
					End If
					If db &lt;&gt; currentDB Then
						MsgBox("DBの種類が一致しませんでした。", 16, "エラー")
						Exit Sub
					End If
					rowIndex = rowIndex + 1
				Loop
				Select Case Asc(db)
					Case 56358 '🐦
					Case 56344 '🐘
					Case 56364 '🐬
					Case Else
						MsgBox("DBの種類が特定できませんでした。", 16, "エラー")
						Exit Sub
				End Select
				'Create sequence SQL
				If Asc(db)= 56344 Then '🐘
					rowIndex = 7
					Do While sheet.getCellByPosition(0, rowIndex).Size.Height &gt; 453
						Dim sequenceName As String
						sequenceName = sheet.getCellByPosition(6, rowIndex).getString()
						Select Case sequenceName
							Case ""
							Case "○"
								lines.Add("CREATE SEQUENCE " &amp; tableName &amp; "_" &amp; sheet.getCellByPosition(1, rowIndex).getString() &amp; "_seq MAXVALUE 999999999999999999;")
								lines.Add("")
							Case Else
								lines.Add("CREATE SEQUENCE " &amp; sequenceName &amp; " MAXVALUE 999999999999999999;")
								lines.Add("")
						End Select
						rowIndex = rowIndex + 1
					Loop
				End If
				'Create table SQL
				Dim primatyKeys As Object
				primaryKeys = New Collection
				Dim isAutoIncrement As Boolean
				isAutoIncrement = False
				line = "CREATE TABLE " &amp; tableName &amp; " ("
				rowIndex = 7
				Do While sheet.getCellByPosition(0, rowIndex).Size.Height &gt; 453
					If InStr(line, "CREATE TABLE") = 0 Then
						line = line &amp; ","
					End If
					lines.Add(line)
					Dim physicalName As String
					physicalName = sheet.getCellByPosition(1, rowIndex).getString()
					Dim dataType As String
					dataType = Split(sheet.getCellByPosition(2, rowIndex).getString())(0)
					line = "    "
					line = line &amp; physicalName &amp; " "
					line = line &amp; dataType
					If sheet.getCellByPosition(3, rowIndex).getString() = "○" Then
						primaryKeys.Add(physicalName)
					End If
					If sheet.getCellByPosition(4, rowIndex).getString() = "○" Then
						line = line &amp; " NOT NULL"
					End If
					If sheet.getCellByPosition(5, rowIndex).getString() = "○" Then
						line = line &amp; " UNIQUE"
					End If
					If sheet.getCellByPosition(6, rowIndex).getString() = "○" Then
						isAutoIncrement = True
						Select Case Asc(db)
							Case 56358 '🐦
								line = line &amp; " PRIMARY KEY AUTOINCREMENT"
							Case 56344 '🐘
								'nop
							Case 56364 '🐬
								line = line &amp; " AUTO_INCREMENT"
						End Select
						numberOfAutoIncrement = numberOfAutoIncrement + 1
					End If
					Dim defaultValue As String
					defaultValue = sheet.getCellByPosition(7, rowIndex).getString()
					defaultValue = Replace(defaultValue, "’", "'")
					If Len(defaultValue) &gt; 0 Then
						line = line &amp; " DEFAULT " &amp; defaultValue
					End If
					rowIndex = rowIndex + 1
				Loop
				'For SQLite and MySQL
				If Asc(db) = 56358 Or Asc(db) = 56364 Then '🐦🐬
					If numberOfAutoIncrement &gt; 1 Then
						MsgBox("AUTO INCREMENT は複数のカラムに設定できません。", 16, "エラー")
						ThisComponent.CurrentController.Select(sheet.getCellRangeByName("G8"))
						Exit Sub
					End If
				End If
				'Primary keys
				If primaryKeys.Count = 0 Then
					MsgBox("主キーが設定されていません。", 16, "エラー")
					ThisComponent.CurrentController.Select(sheet.getCellRangeByName("D8"))
					Exit Sub
				End If				
				If Asc(db) = 56358 And isAutoIncrement Then '🐦
					lines.Add(line)
				Else
					line = line &amp; ","
					lines.Add(line)
					line = "    "
					line = line &amp; "PRIMARY KEY ("
					For Each primaryKey In primaryKeys
						If Right(line, 1) &lt;&gt; "(" Then
							line = line &amp; ", "
						End If
						line = line &amp; primaryKey
					Next primaryKey
					line = line &amp; ")"
					lines.Add(line)
				End If
				line = ")"
				'For PostgreSQL
				If Asc(db)= 56344 Then '🐘
					line = line &amp; " WITHOUT OIDS"
				End If
				line = line &amp; ";"
				lines.Add(line)
				lines.Add("")
				'Create index SQL
				Dim Indexes As String
				indexes = Trim(sheet.getCellRangeByName("B3").getString())
				If Len(indexes) &gt; 0 Then
					For Each maybeCreateIndexSQL In Split(indexes, ";")
						createIndexSQL = Trim(maybeCreateIndexSQL)
						createIndexSQL = Replace(createIndexSQL, Chr(10), "")
						createIndexSQL = Replace(createIndexSQL, Chr(13), "")						
						If InStr(createIndexSQL, "CREATE INDEX") &gt; 0 Then
							lines.add(createIndexSQL &amp; ";")
						End If
					Next maybeCreateIndexSQL
					lines.add("")
				End If
				ThisComponent.CurrentController.Select(sheet.getCellRangeByName("B1:I1"))
		End Select
	Next sheet
	'Save to file
	If lines.Count = 0 Then
		MsgBox("テーブルの定義がありません。", 16, "エラー")
		Exit Sub
	End If
	If simpleFileAccess.exists(saveFilePath) Then
		simpleFileAccess.kill(saveFilePath)
	End If
	Dim textOutputStream As Object
 	textOutputStream = CreateUnoService("com.sun.star.io.TextOutputStream")
	Dim outputStream As Object
 	outputStream = simpleFileAccess.openFileWrite(saveFilePath)
  	textOutputStream.setOutputStream(outputStream)
  	textOutputStream.setEncoding("UTF-8")
	For Each writingLine In lines
		textOutputStream.writeString(writingLine)
		textOutputStream.writeString(Chr(10))
	Next writingLine
	textOutputStream.closeOutput()
	ThisComponent.CurrentController.Select(controlPanel.getCellRangeByName("A1:E2"))
	saveFilePath = Replace(saveFilePath, thisDirectoryPath, "")
	If Left(saveFilePath, 1) &lt;&gt; "." And Left(saveFilePath, 1) &lt;&gt; GetPathSeparator() And Mid(saveFilePath, 2, 1) &lt;&gt; ":" Then
		saveFilePath = "./" &amp; saveFilePath
	End If
	controlPanel.getCellRangeByName("C7").setString(saveFilePath)
	MsgBox("DDLファイルを作成しました。", 64, "完了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